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Noto Sans Devanagari1" svg:font-family="'Noto Sans Devanagari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f6c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ava -jar pdfbox-app-3.0.0-RC1.jar render --input="Situation des deutschen Theaters im 18. Jh..pdf" soffice --convert-to pdf Situation\ des\ deutschen\ Theaters\ im\ 18.\ Jh..odp –<text:span text:style-name="T1">outdir Data/000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Noto Sans Devanagari1" svg:font-family="'Noto Sans Devanagari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16:49:43.289074407</meta:creation-date>
    <dc:date>2021-09-15T19:55:51.359344626</dc:date>
    <meta:editing-duration>PT2H32M50S</meta:editing-duration>
    <meta:editing-cycles>2</meta:editing-cycles>
    <meta:generator>LibreOffice/7.1.5.2$Linux_X86_64 LibreOffice_project/10$Build-2</meta:generator>
    <meta:document-statistic meta:table-count="0" meta:image-count="0" meta:object-count="0" meta:page-count="1" meta:paragraph-count="1" meta:word-count="25" meta:character-count="196" meta:non-whitespace-character-count="174"/>
  </office:meta>
</office:document-meta>
</file>